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3">
          <table:table-cell table:style-name="ce7"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  <text:p>Ignores enemy power when dealing damag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table:number-columns-repeated="5"/>
          <table:table-cell office:value-type="string" calcext:value-type="string">
            <text:p>Dri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to the enemy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a Drizzle card in your ha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P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Del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3">
          <table:table-cell table:style-name="ce11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20:01:29.1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11-17T20:47:53.878000000</dc:date>
    <meta:editing-duration>P1DT11H4M22S</meta:editing-duration>
    <meta:editing-cycles>38</meta:editing-cycles>
    <meta:generator>LibreOffice/6.1.2.1$Windows_X86_64 LibreOffice_project/65905a128db06ba48db947242809d14d3f9a93fe</meta:generator>
    <meta:document-statistic meta:table-count="3" meta:cell-count="366" meta:object-count="0"/>
  </office:meta>
</office:document-meta>
</file>